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none" fo:border-bottom="thin solid #00599D" fo:border-left="none" fo:border-right="none" style:vertical-align="automatic" fo:background-color="#00599D"/>
      <style:text-properties fo:color="#FFFFF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none" fo:border-left="thin solid #00599D" fo:border-right="none" style:vertical-align="automatic" fo:background-color="transparent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none" fo:border-left="none" fo:border-right="thin solid #00599D" style:vertical-align="automatic" fo:background-color="transparent"/>
      <style:text-properties fo:color="#000000" fo:font-size="12pt" style:font-size-asian="12pt" style:font-size-complex="12pt"/>
    </style:style>
    <style:style style:name="ce6" style:family="table-cell" style:parent-style-name="Default" style:data-style-name="N30">
      <style:table-cell-properties fo:border-top="none" fo:border-bottom="none" fo:border-left="thin solid #00599D" fo:border-right="none" style:vertical-align="automatic" fo:background-color="#DDDDDD"/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DDDDDD"/>
      <style:text-properties fo:color="#000000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599D" style:vertical-align="automatic" fo:background-color="#DDDDDD"/>
      <style:text-properties fo:color="#000000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solid #00599D" fo:border-bottom="thin solid #00599D" fo:border-left="thin solid #00599D" fo:border-right="none" style:vertical-align="automatic" fo:background-color="#ADC5E7"/>
      <style:text-properties fo:color="#000000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599D" fo:border-bottom="thin solid #00599D" fo:border-left="none" fo:border-right="none" style:vertical-align="automatic" fo:background-color="#ADC5E7"/>
      <style:text-properties fo:color="#000000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599D" fo:border-bottom="thin solid #00599D" fo:border-left="none" fo:border-right="thin solid #00599D" style:vertical-align="automatic" fo:background-color="#ADC5E7"/>
      <style:text-properties fo:color="#000000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30">
      <style:table-cell-properties fo:border-top="thin solid #009353" fo:border-bottom="none" fo:border-left="thin solid #009353" fo:border-right="none" style:vertical-align="automatic" fo:background-color="#009353"/>
      <style:text-properties fo:color="#FFFFF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thin solid #009353" fo:border-bottom="none" fo:border-left="none" fo:border-right="none" style:vertical-align="automatic" fo:background-color="#009353"/>
      <style:text-properties fo:color="#FFFFF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thin solid #009353" fo:border-bottom="none" fo:border-left="none" fo:border-right="thin solid #009353" style:vertical-align="automatic" fo:background-color="#009353"/>
      <style:text-properties fo:color="#FFFFFF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none" fo:border-bottom="none" fo:border-left="thin solid #009353" fo:border-right="none" style:vertical-align="automatic" fo:background-color="transparent"/>
      <style:text-properties fo:color="#000000" fo:font-size="12pt" style:font-size-asian="12pt" style:font-size-complex="12pt"/>
    </style:style>
    <style:style style:name="ce17" style:family="table-cell" style:parent-style-name="Default" style:data-style-name="N0">
      <style:table-cell-properties fo:border-top="none" fo:border-bottom="none" fo:border-left="none" fo:border-right="thin solid #009353" style:vertical-align="automatic" fo:background-color="transparent"/>
      <style:text-properties fo:color="#000000" fo:font-size="12pt" style:font-size-asian="12pt" style:font-size-complex="12pt"/>
    </style:style>
    <style:style style:name="ce18" style:family="table-cell" style:parent-style-name="Default" style:data-style-name="N30">
      <style:table-cell-properties fo:border-top="none" fo:border-bottom="none" fo:border-left="thin solid #009353" fo:border-right="none" style:vertical-align="automatic" fo:background-color="#DDDDDD"/>
      <style:text-properties fo:color="#000000" fo:font-size="12pt" style:font-size-asian="12pt" style:font-size-complex="12pt"/>
    </style:style>
    <style:style style:name="ce19" style:family="table-cell" style:parent-style-name="Default" style:data-style-name="N0">
      <style:table-cell-properties fo:border-top="none" fo:border-bottom="none" fo:border-left="none" fo:border-right="thin solid #009353" style:vertical-align="automatic" fo:background-color="#DDDDDD"/>
      <style:text-properties fo:color="#000000" fo:font-size="12pt" style:font-size-asian="12pt" style:font-size-complex="12pt"/>
    </style:style>
    <style:style style:name="ce20" style:family="table-cell" style:parent-style-name="Default" style:data-style-name="N30">
      <style:table-cell-properties fo:border-top="none" fo:border-bottom="thin solid #009353" fo:border-left="thin solid #009353" fo:border-right="none" style:vertical-align="automatic" fo:background-color="#BEE3D3"/>
      <style:text-properties fo:color="#000000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9353" fo:border-left="none" fo:border-right="none" style:vertical-align="automatic" fo:background-color="#BEE3D3"/>
      <style:text-properties fo:color="#000000"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9353" fo:border-left="none" fo:border-right="thin solid #009353" style:vertical-align="automatic" fo:background-color="#BEE3D3"/>
      <style:text-properties fo:color="#000000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19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co1" style:family="table-column">
      <style:table-column-properties fo:break-before="auto" style:column-width="14.5838333333333cm"/>
    </style:style>
    <style:style style:name="co2" style:family="table-column">
      <style:table-column-properties fo:break-before="auto" style:column-width="5.12233333333333cm"/>
    </style:style>
    <style:style style:name="co3" style:family="table-column">
      <style:table-column-properties fo:break-before="auto" style:column-width="4.572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TAREA</text:p>
          </table:table-cell>
          <table:table-cell office:value-type="string" table:style-name="ce2">
            <text:p>TIEMPO ESTIMADO</text:p>
          </table:table-cell>
          <table:table-cell office:value-type="string" table:style-name="ce2">
            <text:p>TIEMPO EMPLEADO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Diseño de la base de datos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5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PI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8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Aplicación web</text:p>
          </table:table-cell>
          <table:table-cell office:value-type="float" office:value="5" table:style-name="ce4">
            <text:p>5</text:p>
          </table:table-cell>
          <table:table-cell office:value-type="float" office:value="5.5" table:style-name="ce5">
            <text:p>5,5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Aplicación móvil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8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Memoria del proyecto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OTAL</text:p>
          </table:table-cell>
          <table:table-cell office:value-type="float" office:value="40" table:formula="of:=SUM([.B2:.B6])" table:style-name="ce10">
            <text:p>40</text:p>
          </table:table-cell>
          <table:table-cell office:value-type="float" office:value="15.5" table:formula="of:=SUM([.C2:.C6])" table:style-name="ce11">
            <text:p>15,5</text:p>
          </table:table-cell>
          <table:table-cell table:number-columns-repeated="16381"/>
        </table:table-row>
        <table:table-row table:number-rows-repeated="3" table:style-name="ro3">
          <table:table-cell table:number-columns-repeated="3" table:style-name="ce12"/>
          <table:table-cell table:number-columns-repeated="16381"/>
        </table:table-row>
        <table:table-row table:style-name="ro1">
          <table:table-cell office:value-type="string" table:style-name="ce13">
            <text:p>TAREA</text:p>
          </table:table-cell>
          <table:table-cell office:value-type="string" table:style-name="ce14">
            <text:p>FECHA</text:p>
          </table:table-cell>
          <table:table-cell office:value-type="string" table:style-name="ce15">
            <text:p>TIEMPO EMPLEADO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Diseño de la base de datos</text:p>
          </table:table-cell>
          <table:table-cell office:value-type="float" office:value="45500" table:style-name="ce4">
            <text:p>45500</text:p>
          </table:table-cell>
          <table:table-cell office:value-type="float" office:value="3" table:style-name="ce17">
            <text:p>3</text:p>
          </table:table-cell>
          <table:table-cell table:number-columns-repeated="16381"/>
        </table:table-row>
        <table:table-row table:style-name="ro2">
          <table:table-cell office:value-type="string" table:style-name="ce18">
            <text:p>CRUD API (Clientes,Empleados,Instructores) + IMPLEMENTACIÓN WEB</text:p>
          </table:table-cell>
          <table:table-cell office:value-type="string" table:style-name="ce7">
            <text:p>27/07/2024 – 28/07/2024</text:p>
          </table:table-cell>
          <table:table-cell office:value-type="float" office:value="7" table:style-name="ce19">
            <text:p>7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Implementación Auth Token</text:p>
          </table:table-cell>
          <table:table-cell office:value-type="float" office:value="45502" table:style-name="ce4">
            <text:p>45502</text:p>
          </table:table-cell>
          <table:table-cell office:value-type="float" office:value="2" table:style-name="ce17">
            <text:p>2</text:p>
          </table:table-cell>
          <table:table-cell table:number-columns-repeated="16381"/>
        </table:table-row>
        <table:table-row table:style-name="ro2">
          <table:table-cell office:value-type="string" table:style-name="ce16">
            <text:p>Pantalla reservas</text:p>
          </table:table-cell>
          <table:table-cell office:value-type="date" office:date-value="2024-08-17T00:00:00" table:style-name="ce23">
            <text:p>17/08/2024</text:p>
          </table:table-cell>
          <table:table-cell office:value-type="float" office:value="1.5" table:style-name="ce17">
            <text:p>1,5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TOTAL</text:p>
          </table:table-cell>
          <table:table-cell table:style-name="ce21"/>
          <table:table-cell table:style-name="ce22"/>
          <table:table-cell table:number-columns-repeated="16381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dc:creator>Desarrollo Improving</dc:creator>
    <meta:creation-date>2024-07-28T19:15:38Z</meta:creation-date>
    <dc:date>2024-08-17T16:23:21Z</dc:date>
    <meta:editing-cycles>2</meta:editing-cycles>
    <meta:editing-duration>PT870S</meta:editing-duration>
  </office:meta>
</office:document-meta>
</file>